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Helvetica" svg:font-family="Helvetica"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fo:background-color="#ffff00"/>
    </style:style>
    <style:style style:name="P8" style:family="paragraph" style:parent-style-name="Standard">
      <style:text-properties style:font-name="Optima1" fo:font-size="10pt" style:font-size-asian="10pt" style:font-size-complex="10pt"/>
    </style:style>
    <style:style style:name="P9" style:family="paragraph" style:parent-style-name="Standard">
      <style:text-properties fo:background-color="transparent"/>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99pt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List">
      <style:text-properties fo:font-style="normal"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Standard">
      <style:paragraph-properties fo:margin-left="2.999cm" fo:margin-right="0cm" fo:text-indent="0cm" style:auto-text-indent="false"/>
    </style:style>
    <style:style style:name="P18" style:family="paragraph" style:parent-style-name="Code">
      <style:text-properties style:font-name="Optima1" fo:font-size="10pt" style:font-size-asian="10pt" style:font-size-complex="10pt"/>
    </style:style>
    <style:style style:name="P19" style:family="paragraph" style:parent-style-name="Code">
      <style:text-properties style:font-name="Monaco1" fo:font-size="9pt" style:font-size-asian="9pt" style:font-size-complex="9pt"/>
    </style:style>
    <style:style style:name="P20" style:family="paragraph" style:parent-style-name="Contents_20_2">
      <style:paragraph-properties>
        <style:tab-stops>
          <style:tab-stop style:position="0cm"/>
        </style:tab-stops>
      </style:paragraph-properties>
    </style:style>
    <style:style style:name="P21" style:family="paragraph" style:parent-style-name="Contents_20_1">
      <style:paragraph-properties>
        <style:tab-stops>
          <style:tab-stop style:position="0cm"/>
          <style:tab-stop style:position="3cm"/>
        </style:tab-stops>
      </style:paragraph-properties>
    </style:style>
    <style:style style:name="P22" style:family="paragraph" style:parent-style-name="Standard" style:master-page-name="Index">
      <style:paragraph-properties style:page-number="auto"/>
    </style:style>
    <style:style style:name="P23" style:family="paragraph" style:parent-style-name="Standard" style:list-style-name="L1">
      <style:text-properties fo:background-color="transparent"/>
    </style:style>
    <style:style style:name="P24" style:family="paragraph" style:parent-style-name="Standard" style:list-style-name=""/>
    <style:style style:name="P25" style:family="paragraph" style:parent-style-name="Heading_20_1" style:master-page-name="Standard">
      <style:paragraph-properties style:page-number="auto"/>
    </style:style>
    <style:style style:name="P26" style:family="paragraph" style:parent-style-name="Heading_20_1">
      <style:paragraph-properties fo:break-before="page"/>
    </style:style>
    <style:style style:name="P27" style:family="paragraph" style:parent-style-name="Heading_20_1" style:list-style-name="">
      <style:paragraph-properties fo:line-height="100%" fo:break-before="page">
        <style:tab-stops/>
      </style:paragraph-properties>
    </style:style>
    <style:style style:name="P2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style:font-size-asian="9pt" style:font-size-complex="9pt"/>
    </style:style>
    <style:style style:name="T8" style:family="text">
      <style:text-properties style:font-name="Monaco1" fo:font-size="9pt" style:text-underline-style="none" fo:background-color="transparent" style:font-size-asian="9pt" style:font-size-complex="9pt"/>
    </style:style>
    <style:style style:name="T9" style:family="text">
      <style:text-properties style:font-name="Monaco1" fo:font-size="9pt" fo:font-style="normal" style:font-size-asian="9pt" style:font-style-asian="normal" style:font-size-complex="9pt" style:font-style-complex="normal"/>
    </style:style>
    <style:style style:name="T10" style:family="text">
      <style:text-properties style:text-underline-style="none"/>
    </style:style>
    <style:style style:name="T11" style:family="text">
      <style:text-properties style:text-underline-style="none" fo:background-color="transparent"/>
    </style:style>
    <style:style style:name="T12" style:family="text">
      <style:text-properties style:font-name="Optima1"/>
    </style:style>
    <style:style style:name="T13" style:family="text">
      <style:text-properties style:font-name="Optima1" fo:font-size="10pt" style:font-size-asian="8.75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style:text-underline-style="none" style:font-size-asian="10pt" style:font-size-complex="10pt"/>
    </style:style>
    <style:style style:name="T16" style:family="text">
      <style:text-properties style:font-name="Optima1" fo:font-size="10pt" style:text-underline-style="none" fo:background-color="transparent" style:font-size-asian="10pt" style:font-size-complex="10pt"/>
    </style:style>
    <style:style style:name="T17" style:family="text">
      <style:text-properties style:font-name="monaco" fo:font-size="9pt" style:font-size-asian="9pt" style:font-size-complex="9pt"/>
    </style:style>
    <style:style style:name="T18" style:family="text">
      <style:text-properties style:font-name="monaco" fo:font-size="9pt" style:font-size-asian="7.84999990463257pt" style:font-size-complex="9pt"/>
    </style:style>
    <style:style style:name="T19" style:family="text">
      <style:text-properties fo:background-color="transparent"/>
    </style:style>
    <style:style style:name="T20"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10"/>
      <text:p text:style-name="P12">Version 2.0.0</text:p>
      <text:p text:style-name="P11">Native Microsoft Outlook Configuration Guide</text:p>
      <text:p text:style-name="P3"/>
      <text:p text:style-name="P22">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0.0 – August 2012</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2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Chapter 1<text:tab/>About this Guide <text:s text:c="2"/><text:tab/>3</text:p>
          <text:p text:style-name="P21">Chapter 2<text:tab/>Introduction <text:s text:c="2"/><text:tab/>4</text:p>
          <text:p text:style-name="P21">Chapter <text:tab/>Requirements <text:s text:c="3"/><text:tab/>5</text:p>
          <text:p text:style-name="P20">LDAP Server <text:s text:c="2"/><text:tab/>5</text:p>
          <text:p text:style-name="P20">Microsoft Active Directory <text:s text:c="2"/><text:tab/>5</text:p>
          <text:p text:style-name="P20">Other or No Solution <text:s text:c="2"/><text:tab/>6</text:p>
          <text:p text:style-name="P20">IMAP Server and Trust <text:s text:c="2"/><text:tab/>6</text:p>
          <text:p text:style-name="P21">Chapter 3<text:tab/>Installation <text:s text:c="2"/><text:tab/>8</text:p>
          <text:p text:style-name="P20">Red Hat Enterprise Linux v5 or v6 <text:s text:c="2"/><text:tab/>8</text:p>
          <text:p text:style-name="P20">Debian 6.0 (“Squeeze”), Ubuntu 11.10 (“Oneiric Ocelot”) and Ubuntu 12.04 (“Precise Pangolin”) <text:s text:c="2"/><text:tab/>8</text:p>
          <text:p text:style-name="P21">Chapter 4<text:tab/>Configuration <text:s text:c="2"/><text:tab/>10</text:p>
          <text:p text:style-name="P20">SOGo Configuration <text:s text:c="2"/><text:tab/>10</text:p>
          <text:p text:style-name="P20">Samba 4 Configuration <text:s text:c="2"/><text:tab/>10</text:p>
          <text:p text:style-name="P20">OpenChange Configuration <text:s text:c="2"/><text:tab/>11</text:p>
          <text:p text:style-name="P20">Apache Configuration for Web Services <text:s text:c="2"/><text:tab/>12</text:p>
          <text:p text:style-name="P20">Name Service Configuration for Web Services <text:s text:c="2"/><text:tab/>14</text:p>
          <text:p text:style-name="P21">Chapter <text:tab/>Adding Users <text:s text:c="2"/><text:tab/>15</text:p>
          <text:p text:style-name="P21">Chapter <text:tab/>Microsoft Outlook 2003, 2007 and 2010 Configuration <text:s text:c="2"/><text:tab/>16</text:p>
          <text:p text:style-name="P21">Chapter <text:tab/>Known Issues or Limitations <text:s text:c="2"/><text:tab/>17</text:p>
          <text:p text:style-name="P20">Precautions <text:s text:c="2"/><text:tab/>17</text:p>
          <text:p text:style-name="P20">Current Limitations <text:s text:c="2"/><text:tab/>17</text:p>
          <text:p text:style-name="P21">Chapter 5<text:tab/>Additional Information <text:s text:c="2"/><text:tab/>19</text:p>
          <text:p text:style-name="P21">Chapter 6<text:tab/>Commercial Support and Contact Information <text:s text:c="2"/><text:tab/>20</text:p>
        </text:index-body>
      </text:table-of-content>
      <text:p text:style-name="Standard"><text:soft-page-break/></text:p>
      <text:h text:style-name="P25"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guide </text:span>for more information on installing and configuring SOGo.</text:p>
      <text:p text:style-name="Standard">This guide also includes instructions for configuring Microsoft Outlook with SOGo.</text:p>
      <text:p text:style-name="Standard">The instructions are based on version <text:span text:style-name="T1">2.0.0</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7"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4.</text:p>
      <text:p text:style-name="Standard">Any modifications to your existing LDAP server (password change, user addition or deletion, etc.) will have to be replicated to Samba4's internal directory server.</text:p>
      <text:p text:style-name="Standard">Note that if you install Samba4 on a server that is already running a LDAP service, you will have to change to TCP port on which your LDAP server listens to. Samba4 will use the TCP port 389 and it can't be changed.</text:p>
      <text:p text:style-name="Standard">For example, using OpenLDAP, you can use the -h parameter for slapd to make it listen on an other TCP port.</text:p>
      <text:h text:style-name="Heading_20_2" text:outline-level="2">Microsoft Active Directory</text:h>
      <text:p text:style-name="Standard">If your organization uses Microsoft Active Directory, Samba 4 will need to be joined to your Active Directory domain.</text:p>
      <text:p text:style-name="Standard">Samba4 will be able to reuse all the information contained in Microsoft Active Directory and no synchronization process needs to be put in place as information will get replicated to Samba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text:s/>More specifically, have a look at the “<text:span text:style-name="T6">samba-tool domain join</text:span>” command.</text:p>
      <text:h text:style-name="Heading_20_2" text:outline-level="2">Other or No Solution</text:h>
      <text:p text:style-name="Standard">If your organization neither uses a LDAP server or Microsoft Active Directory, you can start using Samba4 as your directory server.</text:p>
      <text:p text:style-name="Standard">Samba4's directory can be queried over LDAP just like Microsoft Active Directory and can also serve as a domain controller for Windows-based environments.</text:p>
      <text:p text:style-name="Standard">For example, SOGo can very well use Samba4's built-in directory server to authenticate users. A SOGoUserSources entry to achieve this wold look like this:</text:p>
      <text:p text:style-name="Code">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guide </text:span>for more information regarding <text:span text:style-name="T6">SOGoUserSources</text:span>.</text:p>
      <text:h text:style-name="Heading_20_2" text:outline-level="2">IMAP Server and Trust</text:h>
      <text:p text:style-name="P5">First of all, nn IMAP server supporting the UIDPLUS and QRESYNC IMAP extensions is also required, such as Cyrus IMAP 2.4 or later, or Dovecot 2.1 or later. </text:p>
      <text:p text:style-name="Standard"><text:soft-page-break/>Moreover, the authentication mode in use by Windows with Samba and Exchange servers prevent the backend from actually knowing the real password being used by the user. This implies that the IMAP server configured for use by the SOGo backend must accept any passwords from the host on which Samba is running.</text:p>
      <text:p text:style-name="Standard">For Cyrus IMAP Server, you can set “<text:span text:style-name="T6">sasl_pwcheck_method</text:span>” to “<text:span text:style-name="T6">alwaystrue</text:span>” in <text:span text:style-name="T6">/etc/imapd.conf</text:span>. You should restrain this to an <text:span text:style-name="T6">imapd</text:span> instance dedicated to SOGo.</text:p>
      <text:p text:style-name="P9">For Dovecot you would want to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6"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Please follow the instructions from <text:a xlink:type="simple" xlink:href="http://www.sogo.nu/english/downloads/backend_nightly.html">http://www.sogo.nu/english/downloads/backend_nightly.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text:p>
      <text:p text:style-name="Standard">Once ready, install the OpenChange packages on top of an existing SOGo installation:</text:p>
      <text:p text:style-name="P19">yum clean &amp;&amp; yum makecache</text:p>
      <text:p text:style-name="Code"><text:span text:style-name="T6">yum install samba4</text:span> <text:span text:style-name="T6">openchange</text:span> <text:span text:style-name="T6">sogo-openchange-backend openchange-ocsmanager openchange-rpcproxy</text:span></text:p>
      <text:p text:style-name="P19"/>
      <text:p text:style-name="Standard">Once the packages are installed, refer to the <text:span text:style-name="T2">Configuration</text:span> chapter from this guide.</text:p>
      <text:h text:style-name="Heading_20_2" text:outline-level="2">Debian 6.0 (“Squeeze”), Ubuntu 11.10 (“Oneiric Ocelot”) and Ubuntu 12.04 (“Precise Pangolin”)</text:h>
      <text:p text:style-name="Standard">Samba4, OpenChange, SOGo and the SOGo OpenChange backend are now available in the form of nightly builds. Please follow the instructions from <text:a xlink:type="simple" xlink:href="http://www.sogo.nu/english/downloads/backend_nightly.html">http://www.sogo.nu/english/downloads/backend_nightly.html</text:a> .</text:p>
      <text:p text:style-name="Standard">Once ready, first install the <text:span text:style-name="T6">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text:soft-page-break/>seem to fail even on a fresh install. The following command is needed to let dpkg know that everything is fine about Samba 4.</text:p>
      <text:p text:style-name="Code">sed --in-place 'N; s/Package: samba4\nStatus: install ok half-configured/Package: samba4\nStatus: install ok installed/;' <text:s/>/var/lib/dpkg/status</text:p>
      <text:p text:style-name="Code"/>
      <text:p text:style-name="P8">Once completed, install the packages related to OpenChange and the SOGo provider:</text:p>
      <text:p text:style-name="Code"><text:span text:style-name="T6">apt-get install openchangeserver</text:span><text:span text:style-name="T14"> </text:span><text:span text:style-name="T6">openchangeproxy</text:span> <text:span text:style-name="T6">sogo-openchange </text:span><text:span text:style-name="T17">openchange-ocsmanager</text:span> <text:span text:style-name="T6">openchange-rpcproxy</text:span></text:p>
      <text:p text:style-name="P19"/>
      <text:p text:style-name="Standard">Once the packages are installed, refer to the <text:span text:style-name="T2">Configuration</text:span> chapter from this guide.</text:p>
      <text:h text:style-name="P26"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10">the </text:span><text:span text:style-name="Emphasis"><text:span text:style-name="T10">SOGo Installation and Configuration guide</text:span></text:span><text:span text:style-name="T10">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provision --realm=example.com --domain=OPENCHANGE --adminpass='%1OpenChange' --server-role='domain controller'</text:p>
      <text:p text:style-name="Code"/>
      <text:p text:style-name="P18">The <text:span text:style-name="T6">provision</text:span> script might be located in <text:span text:style-name="T6">/usr/share/samba/setup</text:span>. You might also have to remove <text:span text:style-name="Code_20__28_inline_29_">/etc/samba4/smb.conf</text:span> (or <text:span text:style-name="T6">/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2">(</text:span><text:span text:style-name="Code_20__28_inline_29_">/etc/samba/smb.conf </text:span><text:span text:style-name="T12">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8">Your Samba 4 configuration file should look like this:</text:p>
      <text:p text:style-name="P18"/>
      <text:p text:style-name="Code"># Global parameters</text:p>
      <text:p text:style-name="Code">[global]</text:p>
      <text:p text:style-name="Code"><text:s text:c="2"/>server role = active directory domain controller</text:p>
      <text:p text:style-name="Code"><text:soft-page-break/><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5"/><text:bookmark text:name="line-316"/>As Samba 4 will be started as <text:span text:style-name="T6">root</text:span>, the SOGo configuration file will be looked up under <text:span text:style-name="T6">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 </text:p>
      <text:p text:style-name="Code"/>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8"/><text:bookmark text:name="line-209"/>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text:soft-page-break/>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Next, you can start Samba. Make sure SELinux is disabled.</text:p>
      <text:p text:style-name="P9">On RHEL-based distributions, simply use “<text:span text:style-name="T6">service samba4 start</text:span><text:span text:style-name="T13">” (“</text:span><text:span text:style-name="T6">service samba4 stop</text:span><text:span text:style-name="T13">” to stop the service).</text:span></text:p>
      <text:p text:style-name="P17">Alternatively, on Debian-based distributions, you can start or stop Samba 4 using “<text:span text:style-name="Code_20__28_inline_29_">start samba4</text:span>” or “<text:span text:style-name="Code_20__28_inline_29_">stop samba4</text:span>”.</text:p>
      <text:p text:style-name="P9">You can also launch the OpenChange web services. On RHEL-based distributions, use “<text:span text:style-name="T6">service openchange-ocsmanager start</text:span>”.</text:p>
      <text:p text:style-name="P9">On Debian-based distributions, use “<text:span text:style-name="T6">service 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9">Moreover, you should have SSL properly configured in Apache – listening on port TCP/443 (default) to use RPC over HTTP using SSL – for security reasons.</text:p>
      <text:p text:style-name="P9">The OpenChange web services consist of two components:</text:p>
      <text:list xml:id="list382450723" text:style-name="L1">
        <text:list-item>
          <text:p text:style-name="P23">OCS Manager which is used for autodiscovery and freebusy lookups on Outlook 2007 and 2010</text:p>
        </text:list-item>
        <text:list-item>
          <text:p text:style-name="P23">RPC Proxy which is used for RPC over HTTP (“Outlook Anywhere”)</text:p>
        </text:list-item>
      </text:list>
      <text:p text:style-name="Standard">On RHEL-based distributions, the apache configuration required by these services can be found in <text:span text:style-name="T6">/etc/httpd/conf.d/ocsmanager.conf</text:span> and <text:span text:style-name="T6">/etc/httpd/conf.d/rpcproxy.conf.</text:span></text:p>
      <text:p text:style-name="Standard"><text:soft-page-break/>For Debian-based distributions, these files can be found in <text:span text:style-name="T6">/etc/apache2/conf.d/</text:span>.</text:p>
      <text:p text:style-name="P9">The configuration requires three Apache modules: <text:s/>“mod_proxy”, “mod_proxy_http” and “mod_wsgi”. <text:s/>These are usually already installed but might need to be activated on Debian-based installations:</text:p>
      <text:p text:style-name="Code">a2enmod proxy proxy_http wsgi</text:p>
      <text:p text:style-name="Code"/>
      <text:p text:style-name="Standard">On RHEL-based distributions, make sure the <text:span text:style-name="T6">LoadModule</text:span> directive is uncommented in <text:span text:style-name="T6">/etc/httpd/conf.d/wsgi.conf</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p text:style-name="Standard">The first is to associate the FQDN <text:span text:style-name="T17">autodiscover.example.com</text:span> with the machine that hosts Samba 4 / OpenChange, by adding a <text:span text:style-name="T18">CNAME</text:span> <text:s/>entry in your DNS configuration. Note that, instead or changing your DNS server configuration, you can simply add a similar entry to the “hosts” file of the Windows machine from where you'll run Outlook, which is handy for testing purposes.</text:p>
      <text:p text:style-name="Standard">The second option is to add a <text:span text:style-name="T17">SRV</text:span> entry to your DNS configuration where the “_service” value would be “Autodiscover” and the “_protocol” would be “_tcp”.</text:p>
      <text:h text:style-name="P27"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9"><text:span text:style-name="T10">If you don't have a trust between your IMAP server and SOGo, you must at this point set the cleartext password of the newly created user in </text:span><text:span text:style-name="T7">/var/lib/samba4/private/mapistore/&lt;username/password</text:span><text:span text:style-name="T10"> (or </text:span><text:span text:style-name="T7">/var/lib/samba/private/mapistore/&lt;username/password</text:span><text:span text:style-name="T15"> on Debian-based distributions)</text:span></text:p>
      <text:p text:style-name="Standard"><text:span text:style-name="T16">This per-us</text:span><text:span text:style-name="T11">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1">Alternatively, you can simply create the file using the </text:span><text:span text:style-name="T8">echo</text:span><text:span text:style-name="T11"> command:</text:span></text:p>
      <text:p text:style-name="Code">echo -n 'my_password' &gt; password</text:p>
      <text:h text:style-name="P27"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7">autodiscover.example.com</text:span></text:p>
      <text:p text:style-name="Code"/>
      <text:p text:style-name="P15">Next, you must configure Microsoft Outlook.</text:p>
      <text:p text:style-name="P13">❏<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10">Cancel</text:span></text:span></text:p>
      <text:p text:style-name="List"><text:span text:style-name="T2">❏<text:tab/></text:span><text:span text:style-name="T5">From the </text:span><text:span text:style-name="Emphasis"><text:span text:style-name="T10">Security</text:span></text:span><text:span text:style-name="T5"> tab, enable </text:span><text:span text:style-name="Emphasis"><text:span text:style-name="T10">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10">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10">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4" text:outline-level="1"/>
      <text:h text:style-name="P27"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9">dule.<text:line-break/>If you do, use “Outlook Anywhere” to connect Outlook to SOGo/OpenChange.</text:span></text:p>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If Outlook 2003 crashes when you set an event reminder, install the latest Service Pack (SP3) available from Microsoft's website for this specific version. Microsoft Outlook 2003 11.8330.8329 is known to work.</text:span></text:p>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 To remove any data associated to a user, remove the database table </text:span><text:span text:style-name="T9">socfs_&lt;username&gt;</text:span><text:span text:style-name="T4"> entirely by issueing a </text:span><text:span text:style-name="T9">DROP TABLE</text:span><text:span text:style-name="T4"> command and remove the</text:span><text:span text:style-name="T9"> </text:span><text:soft-page-break/><text:span text:style-name="T9">/var/lib/samba/private/mapistore/&lt;username&gt;</text:span><text:span text:style-name="T4"> directory. You will also need to cleanup the </text:span><text:span text:style-name="T9">openchange.ldb</text:span><text:span text:style-name="T4"> from entried related to the user.</text:span></text:p>
      <text:h text:style-name="Heading_20_3" text:outline-level="3">Mail</text:h>
      <text:p text:style-name="List">❏<text:tab/>Sharing mail folders is not supported.</text:p>
      <text:h text:style-name="Heading_20_3" text:outline-level="3">Calendar</text:h>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6"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Helvetica" svg:font-family="Helvetica"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text:p>
      </style:header>
      <style:footer>
        <text:p text:style-name="MP2">© 2009-2011 Inverse inc.<text:tab/><text:tab/><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500</meta:editing-cycles>
    <meta:editing-duration>P3DT18M9S</meta:editing-duration>
    <dc:date>2012-08-16T12:01:41</dc:date>
    <dc:creator>Ludovic Marcotte</dc:creator>
    <meta:document-statistic meta:table-count="0" meta:image-count="2" meta:object-count="0" meta:page-count="21" meta:paragraph-count="278" meta:word-count="3202" meta:character-count="21630" meta:non-whitespace-character-count="18487"/>
    <meta:user-defined meta:name="Info 1"/>
    <meta:user-defined meta:name="Info 2"/>
    <meta:user-defined meta:name="Info 3"/>
    <meta:user-defined meta:name="Info 4"/>
  </office:meta>
</office:document-meta>
</file>